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6a814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5e087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9f3d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59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49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59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49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39f3d" draw:fill-image-width="0cm" draw:fill-image-height="0cm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59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49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stroke-dash="Dashed_20__28_var_29__20_59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49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draw:stroke-dash="Dashed_20__28_var_29__20_104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96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10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96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10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95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none" draw:stroke-dash="Dashed_20__28_var_29__20_10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96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none" draw:stroke-dash="Dashed_20__28_var_29__20_10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96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10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49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6a81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10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96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draw:stroke-dash="Dashed_20__28_var_29__20_10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49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6a814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b5e087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39f3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9pt" style:language-asian="zxx" style:country-asian="none" style:font-style-asian="italic" style:font-weight-asian="normal" style:font-name-complex="Tahoma" style:font-size-complex="9pt" style:language-complex="zxx" style:country-complex="none" style:font-style-complex="italic" style:font-weight-complex="normal" style:text-emphasize="none" style:text-scale="100%" style:font-relief="none" fo:hyphenate="false"/>
    </style:style>
    <style:style style:name="P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9pt" style:language-asian="zxx" style:country-asian="none" style:font-style-asian="normal" style:font-weight-asian="bold" style:font-name-complex="Tahoma" style:font-size-complex="9pt" style:language-complex="zxx" style:country-complex="none" style:font-style-complex="normal" style:font-weight-complex="bold" style:text-emphasize="none" style:text-scale="100%" style:font-relief="none" fo:hyphenate="fals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loext:graphic-properties draw:fill="solid" draw:fill-color="#d6a8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9pt" style:language-asian="zxx" style:country-asian="none" style:font-style-asian="italic" style:font-weight-asian="normal" style:font-name-complex="Tahoma" style:font-size-complex="9pt" style:language-complex="zxx" style:country-complex="none" style:font-style-complex="italic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9pt" style:language-asian="zxx" style:country-asian="none" style:font-style-asian="normal" style:font-weight-asian="bold" style:font-name-complex="Tahoma" style:font-size-complex="9pt" style:language-complex="zxx" style:country-complex="none" style:font-style-complex="normal" style:font-weight-complex="bold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099cm" svg:height="1.499cm" svg:x="7.51cm" svg:y="10.76cm" svg:viewBox="0 0 2100 1500" draw:points="0,0 0,1500 2100,1500 1600,1000 2100,500 1000,500 1000,0 500,500">
            <text:p/>
          </draw:polygon>
          <draw:polygon draw:style-name="gr2" draw:text-style-name="P2" draw:layer="layout" svg:width="2.099cm" svg:height="1.499cm" svg:x="7.51cm" svg:y="12.66cm" svg:viewBox="0 0 2100 1500" draw:points="0,0 0,1500 2100,1500 1600,1000 2100,500 1000,500 1000,0 500,500">
            <text:p/>
          </draw:polygon>
          <draw:line draw:style-name="gr3" draw:text-style-name="P3" draw:layer="layout" svg:x1="10.11cm" svg:y1="12.457cm" svg:x2="7.01cm" svg:y2="12.457cm">
            <text:p/>
          </draw:line>
          <draw:frame draw:style-name="gr4" draw:text-style-name="P5" draw:layer="layout" svg:width="1.045cm" svg:height="0.999cm" svg:x="9.414cm" svg:y="12.461cm">
            <draw:text-box>
              <text:p text:style-name="P4"><text:span text:style-name="T1">d</text:span></text:p>
            </draw:text-box>
          </draw:frame>
          <draw:polygon draw:style-name="gr1" draw:text-style-name="P1" draw:layer="layout" svg:width="1.999cm" svg:height="1.499cm" svg:x="11.26cm" svg:y="10.76cm" svg:viewBox="0 0 2000 1500" draw:points="1000,0 0,1500 2000,1500">
            <text:p/>
          </draw:polygon>
          <draw:line draw:style-name="gr3" draw:text-style-name="P3" draw:layer="layout" svg:x1="13.86cm" svg:y1="12.457cm" svg:x2="10.76cm" svg:y2="12.457cm">
            <text:p/>
          </draw:line>
          <draw:polygon draw:style-name="gr2" draw:text-style-name="P2" draw:layer="layout" svg:width="0.999cm" svg:height="0.999cm" svg:x="11.76cm" svg:y="12.66cm" svg:viewBox="0 0 1000 1000" draw:points="0,0 500,1000 1000,0">
            <text:p/>
          </draw:polygon>
          <draw:frame draw:style-name="gr5" draw:text-style-name="P5" draw:layer="layout" svg:width="1.045cm" svg:height="0.999cm" svg:x="13.216cm" svg:y="12.461cm">
            <draw:text-box>
              <text:p text:style-name="P4"><text:span text:style-name="T1">d</text:span></text:p>
            </draw:text-box>
          </draw:frame>
          <draw:g>
            <draw:line draw:style-name="gr6" draw:text-style-name="P3" draw:layer="layout" svg:x1="9.517cm" svg:y1="14.832cm" svg:x2="7.517cm" svg:y2="16.832cm">
              <text:p/>
            </draw:line>
            <draw:polygon draw:style-name="gr1" draw:text-style-name="P1" draw:layer="layout" svg:width="0.999cm" svg:height="0.999cm" svg:x="7.017cm" svg:y="15.33cm" svg:viewBox="0 0 1000 1000" draw:points="0,0 1000,0 1000,500 500,500 500,1000 0,1000">
              <text:p/>
            </draw:polygon>
            <draw:polygon draw:style-name="gr2" draw:text-style-name="P2" draw:layer="layout" svg:width="0.999cm" svg:height="0.999cm" svg:x="9.517cm" svg:y="15.33cm" svg:viewBox="0 0 1000 1000" draw:points="1000,0 0,0 0,500 500,500 500,1000 1000,1000">
              <text:p/>
            </draw:polygon>
          </draw:g>
          <draw:frame draw:style-name="gr7" draw:text-style-name="P5" draw:layer="layout" svg:width="1.045cm" svg:height="0.999cm" svg:x="7.665cm" svg:y="16.51cm">
            <draw:text-box>
              <text:p text:style-name="P4"><text:span text:style-name="T1">d</text:span></text:p>
            </draw:text-box>
          </draw:frame>
          <draw:g>
            <draw:line draw:style-name="gr3" draw:text-style-name="P3" draw:layer="layout" svg:x1="11.769cm" svg:y1="14.318cm" svg:x2="13.769cm" svg:y2="16.318cm">
              <text:p/>
            </draw:line>
            <draw:polygon draw:style-name="gr1" draw:text-style-name="P1" draw:layer="layout" svg:width="1.499cm" svg:height="0.999cm" svg:x="12.769cm" svg:y="14.318cm" svg:viewBox="0 0 1500 1000" draw:points="0,0 0,1000 1000,1000 1500,500 500,500 500,0">
              <text:p/>
            </draw:polygon>
            <draw:polygon draw:style-name="gr2" draw:text-style-name="P2" draw:layer="layout" svg:width="1.499cm" svg:height="0.999cm" draw:transform="rotate (-3.14159265358979) translate (12.769cm 16.3209166666667cm)" svg:viewBox="0 0 1500 1000" draw:points="0,0 0,1000 1000,1000 1500,500 500,500 500,0">
              <text:p/>
            </draw:polygon>
          </draw:g>
          <draw:frame draw:style-name="gr8" draw:text-style-name="P5" draw:layer="layout" svg:width="1.045cm" svg:height="0.999cm" svg:x="12.666cm" svg:y="16.129cm">
            <draw:text-box>
              <text:p text:style-name="P4"><text:span text:style-name="T1">d</text:span></text:p>
            </draw:text-box>
          </draw:frame>
          <draw:frame draw:style-name="gr9" draw:text-style-name="P6" draw:layer="layout" svg:width="1.001cm" svg:height="0.646cm" svg:x="6.81cm" svg:y="10.46cm">
            <draw:text-box>
              <text:p text:style-name="P4"><text:span text:style-name="T2">a.</text:span></text:p>
            </draw:text-box>
          </draw:frame>
          <draw:frame draw:style-name="gr10" draw:text-style-name="P6" draw:layer="layout" svg:width="1.001cm" svg:height="0.646cm" svg:x="10.811cm" svg:y="10.46cm">
            <draw:text-box>
              <text:p text:style-name="P4"><text:span text:style-name="T2">b.</text:span></text:p>
            </draw:text-box>
          </draw:frame>
          <draw:frame draw:style-name="gr11" draw:text-style-name="P6" draw:layer="layout" svg:width="1.001cm" svg:height="0.645cm" svg:x="6.81cm" svg:y="14.508cm">
            <draw:text-box>
              <text:p text:style-name="P4"><text:span text:style-name="T2">c.</text:span></text:p>
            </draw:text-box>
          </draw:frame>
          <draw:frame draw:style-name="gr12" draw:text-style-name="P6" draw:layer="layout" svg:width="1.001cm" svg:height="0.646cm" svg:x="10.811cm" svg:y="14.011cm">
            <draw:text-box>
              <text:p text:style-name="P4"><text:span text:style-name="T2">d.</text:span></text:p>
            </draw:text-box>
          </draw:frame>
          <draw:frame draw:style-name="gr13" draw:text-style-name="P6" draw:layer="layout" svg:width="1.003cm" svg:height="0.646cm" svg:x="6.911cm" svg:y="17.011cm">
            <draw:text-box>
              <text:p text:style-name="P4"><text:span text:style-name="T2">e.</text:span></text:p>
            </draw:text-box>
          </draw:frame>
          <draw:line draw:style-name="gr14" draw:text-style-name="P7" draw:layer="layout" svg:x1="9.025cm" svg:y1="17.299cm" svg:x2="9.025cm" svg:y2="19.459cm">
            <text:p/>
          </draw:line>
          <draw:frame draw:style-name="gr15" draw:text-style-name="P5" draw:layer="layout" svg:width="1.043cm" svg:height="0.999cm" svg:x="8.867cm" svg:y="17.13cm">
            <draw:text-box>
              <text:p text:style-name="P4"><text:span text:style-name="T1">d</text:span></text:p>
            </draw:text-box>
          </draw:frame>
          <draw:polygon draw:style-name="gr16" draw:text-style-name="P8" draw:layer="layout" svg:width="0.999cm" svg:height="1.499cm" svg:x="7.51cm" svg:y="17.836cm" svg:viewBox="0 0 1000 1500" draw:points="1000,0 0,0 0,1500 500,1500 500,1000 500,500 1000,1000">
            <text:p/>
          </draw:polygon>
          <draw:polygon draw:style-name="gr17" draw:text-style-name="P9" draw:layer="layout" svg:width="0.999cm" svg:height="1.499cm" svg:x="9.51cm" svg:y="17.836cm" svg:viewBox="0 0 1000 1500" draw:points="1000,0 0,0 0,1500 500,1500 500,1000 500,500 1000,1000">
            <text:p/>
          </draw:polygon>
          <draw:frame draw:style-name="gr18" draw:text-style-name="P6" draw:layer="layout" svg:width="1.003cm" svg:height="0.646cm" svg:x="10.811cm" svg:y="17.011cm">
            <draw:text-box>
              <text:p text:style-name="P4"><text:span text:style-name="T2">f.</text:span></text:p>
            </draw:text-box>
          </draw:frame>
          <draw:line draw:style-name="gr14" draw:text-style-name="P7" draw:layer="layout" svg:x1="13.275cm" svg:y1="17.299cm" svg:x2="13.275cm" svg:y2="19.115cm">
            <text:p/>
          </draw:line>
          <draw:frame draw:style-name="gr19" draw:text-style-name="P5" draw:layer="layout" svg:width="1.047cm" svg:height="0.999cm" svg:x="13.114cm" svg:y="17.19cm">
            <draw:text-box>
              <text:p text:style-name="P4"><text:span text:style-name="T1">d</text:span></text:p>
            </draw:text-box>
          </draw:frame>
          <draw:polygon draw:style-name="gr16" draw:text-style-name="P8" draw:layer="layout" svg:width="0.999cm" svg:height="0.999cm" svg:x="11.76cm" svg:y="17.807cm" svg:viewBox="0 0 1000 1000" draw:points="500,0 0,500 1000,1000 1000,0 500,500">
            <text:p/>
          </draw:polygon>
          <draw:polygon draw:style-name="gr17" draw:text-style-name="P9" draw:layer="layout" svg:width="0.999cm" svg:height="0.999cm" svg:x="13.56cm" svg:y="17.807cm" svg:viewBox="0 0 1000 1000" draw:points="500,0 1000,500 0,1000 0,0 500,5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45" draw:display-name="Dashed (var) 1045" draw:style="rect" draw:dots1="1" draw:dots1-length="0.011cm" draw:dots2="1" draw:dots2-length="0.011cm" draw:distance="0.011cm"/>
    <draw:stroke-dash draw:name="Dashed_20__28_var_29__20_1046" draw:display-name="Dashed (var) 1046" draw:style="rect" draw:dots1="1" draw:dots1-length="0.011cm" draw:dots2="1" draw:dots2-length="0.011cm" draw:distance="0.011cm"/>
    <draw:stroke-dash draw:name="Dashed_20__28_var_29__20_1047" draw:display-name="Dashed (var) 1047" draw:style="rect" draw:dots1="1" draw:dots1-length="0.011cm" draw:dots2="1" draw:dots2-length="0.011cm" draw:distance="0.011cm"/>
    <draw:stroke-dash draw:name="Dashed_20__28_var_29__20_1048" draw:display-name="Dashed (var) 1048" draw:style="rect" draw:dots1="1" draw:dots1-length="0.011cm" draw:dots2="1" draw:dots2-length="0.011cm" draw:distance="0.011cm"/>
    <draw:stroke-dash draw:name="Dashed_20__28_var_29__20_1049" draw:display-name="Dashed (var) 1049" draw:style="rect" draw:dots1="1" draw:dots1-length="0.011cm" draw:dots2="1" draw:dots2-length="0.011cm" draw:distance="0.011cm"/>
    <draw:stroke-dash draw:name="Dashed_20__28_var_29__20_1050" draw:display-name="Dashed (var) 1050" draw:style="rect" draw:dots1="1" draw:dots1-length="0.011cm" draw:dots2="1" draw:dots2-length="0.011cm" draw:distance="0.011cm"/>
    <draw:stroke-dash draw:name="Dashed_20__28_var_29__20_1051" draw:display-name="Dashed (var) 1051" draw:style="rect" draw:dots1="1" draw:dots1-length="0.011cm" draw:dots2="1" draw:dots2-length="0.011cm" draw:distance="0.011cm"/>
    <draw:stroke-dash draw:name="Dashed_20__28_var_29__20_1052" draw:display-name="Dashed (var) 1052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49:24.028756035</meta:creation-date>
    <dc:date>2018-04-10T15:49:45.014222502</dc:date>
    <meta:editing-duration>PT21S</meta:editing-duration>
    <meta:editing-cycles>1</meta:editing-cycles>
    <meta:document-statistic meta:object-count="33"/>
    <meta:generator>LibreOffice/6.0.0.3$MacOSX_X86_64 LibreOffice_project/64a0f66915f38c6217de274f0aa8e15618924765</meta:generator>
  </office:meta>
</office:document-meta>
</file>